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16990*"/>
    </style:style>
    <style:style style:name="Table3.B" style:family="table-column">
      <style:table-column-properties style:column-width="4.6431in" style:rel-column-width="485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22" style:family="paragraph" style:parent-style-name="Standard">
      <style:text-properties officeooo:rsid="0003a948" officeooo:paragraph-rsid="00048e83"/>
    </style:style>
    <style:style style:name="P23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able_20_Contents">
      <style:text-properties officeooo:rsid="00048e83" officeooo:paragraph-rsid="00048e83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2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28" style:family="paragraph" style:parent-style-name="Standard">
      <style:paragraph-properties fo:margin-top="0in" fo:margin-bottom="0in" loext:contextual-spacing="false"/>
      <style:text-properties fo:font-size="12pt" officeooo:rsid="00048e83" officeooo:paragraph-rsid="00048e83" style:font-size-asian="12pt" style:font-size-complex="12pt"/>
    </style:style>
    <style:style style:name="P29" style:family="paragraph" style:parent-style-name="Standard">
      <style:paragraph-properties fo:margin-top="0in" fo:margin-bottom="0in" loext:contextual-spacing="false"/>
      <style:text-properties fo:font-size="12pt" officeooo:rsid="0003a948" officeooo:paragraph-rsid="0003a948" style:font-size-asian="12pt" style:font-size-complex="12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31" style:family="paragraph">
      <loext:graphic-properties draw:fill-color="#e6e6e6"/>
    </style:style>
    <style:style style:name="P32" style:family="paragraph">
      <loext:graphic-properties draw:fill-color="#ffffff"/>
    </style:style>
    <style:style style:name="P33" style:family="paragraph">
      <loext:graphic-properties draw:fill="none" draw:fill-color="#fffff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NSTITUTO FEDERAL DO NORTE DE MINAS GERAIS CAMPUS JANUÁRIA</text:p>
      <text:p text:style-name="P9">TECNOLOGIA EM ANÁLISE E DESENVOLVIMENTO DE SISTEMAS</text:p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Sistema Reserva de Salas</text:p>
      <text:p text:style-name="P6">PROPOSTA DE ESPECIFICAÇÃO DE SOFTWARE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23"/>
      <text:p text:style-name="P7">Prof. Ms. Petrônio Cândido de Lima e Silva</text:p>
      <text:p text:style-name="P8"/>
      <text:p text:style-name="P8"/>
      <text:p text:style-name="P8"/>
      <text:p text:style-name="P8"/>
      <text:p text:style-name="P8"/>
      <text:p text:style-name="P9">JANUÁRIA – MINAS GERAIS</text:p>
      <text:p text:style-name="P9">201<text:span text:style-name="T1">7</text:span></text:p>
      <text:p text:style-name="P9"/>
      <text:p text:style-name="P14"/>
      <text:p text:style-name="P28">Sumário</text:p>
      <text:p text:style-name="P28"/>
      <text:p text:style-name="P24">1. Minimundo</text:p>
      <text:p text:style-name="P29"/>
      <text:p text:style-name="P24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Requisito</text:p>
          </table:table-cell>
          <table:table-cell table:style-name="Table1.A1" office:value-type="string">
            <text:p text:style-name="P19">Descrição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Gestão de Salas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Gestão de Reservas</text:p>
          </table:table-cell>
        </table:table-row>
      </table:table>
      <text:p text:style-name="P1"/>
      <text:p text:style-name="P24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Ator</text:p>
          </table:table-cell>
          <table:table-cell table:style-name="Table3.B1" office:value-type="string">
            <text:p text:style-name="P26">Descrição</text:p>
          </table:table-cell>
        </table:table-row>
        <table:table-row>
          <table:table-cell table:style-name="Table3.A2" office:value-type="string">
            <text:p text:style-name="P25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5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24">4. <text:span text:style-name="T1">UC 1.0 – Gerenciar Usuários</text:span></text:p>
      <text:p text:style-name="P22"/>
      <text:p text:style-name="Heading_20_1">5. UC 2.0 – Gerenciar Salas</text:p>
      <text:p text:style-name="P1"/>
      <text:p text:style-name="Heading_20_2">5.1 UC 2.1 – Cadastrar Salas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6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">Pré - Condições</text:p>
          </table:table-cell>
          <table:table-cell table:style-name="Table4.B2" office:value-type="string">
            <text:p text:style-name="P16">PC1</text:p>
          </table:table-cell>
          <table:table-cell table:style-name="Table4.C2" office:value-type="string">
            <text:p text:style-name="P16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18">Atores Envolvidos</text:p>
          </table:table-cell>
          <table:table-cell table:style-name="Table4.B3" table:number-columns-spanned="2" office:value-type="string">
            <text:p text:style-name="P12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">Fluxo Principal</text:p>
          </table:table-cell>
          <table:table-cell table:style-name="Table4.B4" office:value-type="string">
            <text:p text:style-name="P16">FP1</text:p>
          </table:table-cell>
          <table:table-cell table:style-name="Table4.C4" office:value-type="string">
            <text:p text:style-name="P20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6">FP2</text:p>
          </table:table-cell>
          <table:table-cell table:style-name="Table4.C5" office:value-type="string">
            <text:p text:style-name="P20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6">FP3</text:p>
          </table:table-cell>
          <table:table-cell table:style-name="Table4.C6" office:value-type="string">
            <text:p text:style-name="P20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6">FP4</text:p>
          </table:table-cell>
          <table:table-cell table:style-name="Table4.C7" office:value-type="string">
            <text:p text:style-name="P20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6">FP5</text:p>
          </table:table-cell>
          <table:table-cell table:style-name="Table4.C8" office:value-type="string">
            <text:p text:style-name="P16">O sistema <text:span text:style-name="T2">emitirá</text:span> a mensagem “<text:span text:style-name="T2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">Fluxos Alternativos</text:p>
          </table:table-cell>
          <table:table-cell table:style-name="Table4.B9" office:value-type="string">
            <text:p text:style-name="P16">FA1</text:p>
          </table:table-cell>
          <table:table-cell table:style-name="Table4.C9" office:value-type="string">
            <text:p text:style-name="P20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6">FA2</text:p>
          </table:table-cell>
          <table:table-cell table:style-name="Table4.C10" office:value-type="string">
            <text:p text:style-name="P20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6">FA3</text:p>
          </table:table-cell>
          <table:table-cell table:style-name="Table4.C11" office:value-type="string">
            <text:p text:style-name="P20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0">FA4</text:p>
          </table:table-cell>
          <table:table-cell table:style-name="Table4.C12" office:value-type="string">
            <text:p text:style-name="P20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8">Regras de Negócio</text:p>
          </table:table-cell>
          <table:table-cell table:style-name="Table4.B13" office:value-type="string">
            <text:p text:style-name="P16">RN1</text:p>
          </table:table-cell>
          <table:table-cell table:style-name="Table4.C13" office:value-type="string">
            <text:p text:style-name="P21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6">RN2</text:p>
          </table:table-cell>
          <table:table-cell table:style-name="Table4.C14" office:value-type="string">
            <text:p text:style-name="P21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5">Pós Condições</text:p>
          </table:table-cell>
          <table:table-cell table:style-name="Table4.B15" office:value-type="string">
            <text:p text:style-name="P16">PC1</text:p>
          </table:table-cell>
          <table:table-cell table:style-name="Table4.C15" office:value-type="string">
            <text:p text:style-name="P16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5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13"/>
      <text:p text:style-name="P13"/>
      <text:p text:style-name="P13"><draw:g text:anchor-type="paragraph" draw:z-index="0" draw:style-name="gr1"><draw:custom-shape draw:name="Shape1" draw:style-name="gr2" draw:text-style-name="P31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5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5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5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32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32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32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33" svg:width="0.7807in" svg:height="0.378in" svg:x="0.3953in" svg:y="1.3055in"><draw:text-box><text:p>Capac.:</text:p></draw:text-box></draw:frame><draw:frame draw:name="Shape4" draw:style-name="gr8" draw:text-style-name="P33" svg:width="0.6421in" svg:height="0.2795in" svg:x="0.5343in" svg:y="0.7909in"><draw:text-box><text:p>Tipo:</text:p></draw:text-box></draw:frame><draw:frame draw:name="Shape4" draw:style-name="gr8" draw:text-style-name="P33" svg:width="0.6421in" svg:height="0.2795in" svg:x="0.5343in" svg:y="0.2882in"><draw:text-box><text:p>Nome:</text:p></draw:text-box></draw:frame><draw:frame draw:name="Shape4" draw:style-name="gr8" draw:text-style-name="P33" svg:width="0.6421in" svg:height="0.2795in" svg:x="0.5343in" svg:y="0.2882in"><draw:text-box><text:p>Nome:</text:p></draw:text-box></draw:frame></draw:g><text:soft-page-break/></text:p>
      <text:p text:style-name="P13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5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17">Pré - Condições</text:p>
          </table:table-cell>
          <table:table-cell table:style-name="Table2.B2" office:value-type="string">
            <text:p text:style-name="P15">PC1</text:p>
          </table:table-cell>
          <table:table-cell table:style-name="Table2.C2" office:value-type="string">
            <text:p text:style-name="P15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15">PC2</text:p>
          </table:table-cell>
          <table:table-cell table:style-name="Table2.C3" office:value-type="string">
            <text:p text:style-name="P15">Devem haver salas cadastradas no sistema [UC2.1]</text:p>
          </table:table-cell>
        </table:table-row>
        <table:table-row table:style-name="Table2.4">
          <table:table-cell table:style-name="Table2.A1" office:value-type="string">
            <text:p text:style-name="P17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17">Fluxo Principal</text:p>
          </table:table-cell>
          <table:table-cell table:style-name="Table2.B5" office:value-type="string">
            <text:p text:style-name="P15">FP1</text:p>
          </table:table-cell>
          <table:table-cell table:style-name="Table2.C5" office:value-type="string">
            <text:p text:style-name="P15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15">FP2</text:p>
          </table:table-cell>
          <table:table-cell table:style-name="Table2.C6" office:value-type="string">
            <text:p text:style-name="P15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15">FP3</text:p>
          </table:table-cell>
          <table:table-cell table:style-name="Table2.C7" office:value-type="string">
            <text:p text:style-name="P15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15">FP4</text:p>
          </table:table-cell>
          <table:table-cell table:style-name="Table2.C8" office:value-type="string">
            <text:p text:style-name="P15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15">FP5</text:p>
          </table:table-cell>
          <table:table-cell table:style-name="Table2.C9" office:value-type="string">
            <text:p text:style-name="P15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17">Fluxos Alternativos</text:p>
          </table:table-cell>
          <table:table-cell table:style-name="Table2.B10" office:value-type="string">
            <text:p text:style-name="P15">FA1</text:p>
          </table:table-cell>
          <table:table-cell table:style-name="Table2.C10" office:value-type="string">
            <text:p text:style-name="P15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15">FA2</text:p>
          </table:table-cell>
          <table:table-cell table:style-name="Table2.C11" office:value-type="string">
            <text:p text:style-name="P15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15">FA3</text:p>
          </table:table-cell>
          <table:table-cell table:style-name="Table2.C12" office:value-type="string">
            <text:p text:style-name="P15">Se o período informado desobedecer alguma regra de negócio <text:soft-page-break/>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17">Regras de Negócio</text:p>
          </table:table-cell>
          <table:table-cell table:style-name="Table2.B13" office:value-type="string">
            <text:p text:style-name="P15">RN1</text:p>
          </table:table-cell>
          <table:table-cell table:style-name="Table2.C13" office:value-type="string">
            <text:p text:style-name="P15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15">RN2</text:p>
          </table:table-cell>
          <table:table-cell table:style-name="Table2.C14" office:value-type="string">
            <text:p text:style-name="P15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15">RN3</text:p>
          </table:table-cell>
          <table:table-cell table:style-name="Table2.C15" office:value-type="string">
            <text:p text:style-name="P15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15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15">RN5</text:p>
          </table:table-cell>
          <table:table-cell table:style-name="Table2.C17" office:value-type="string">
            <text:p text:style-name="P15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4">Pós Condições</text:p>
          </table:table-cell>
          <table:table-cell table:style-name="Table2.B18" office:value-type="string">
            <text:p text:style-name="P15">PC1</text:p>
          </table:table-cell>
          <table:table-cell table:style-name="Table2.C18" office:value-type="string">
            <text:p text:style-name="P15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4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08T15:47:00.356322736</dc:date>
    <meta:editing-duration>PT20M21S</meta:editing-duration>
    <meta:editing-cycles>4</meta:editing-cycles>
    <meta:document-statistic meta:table-count="4" meta:image-count="0" meta:object-count="0" meta:page-count="8" meta:paragraph-count="102" meta:word-count="541" meta:character-count="3153" meta:non-whitespace-character-count="2707"/>
  </office:meta>
</office:document-meta>
</file>